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office:automatic-styles>
  <office:body>
    <office:text text:use-soft-page-breaks="true">
      <text:list text:style-name="LFO1" text:continue-numbering="true">
        <text:list-item>
          <text:p text:style-name="P1">Brief description of the application</text:p>
        </text:list-item>
      </text:list>
      <text:p text:style-name="ListParagraph"/>
      <text:p text:style-name="ListParagraph">My multimedia application will be a digital girlfriend. I call it pocket waifu.</text:p>
      <text:p text:style-name="ListParagraph"/>
      <text:list text:style-name="LFO1" text:continue-numbering="true">
        <text:list-item>
          <text:p text:style-name="P2">Story background</text:p>
        </text:list-item>
      </text:list>
      <text:p text:style-name="ListParagraph"/>
      <text:p text:style-name="ListParagraph">There is no story.</text:p>
      <text:p text:style-name="ListParagraph"/>
      <text:list text:style-name="LFO1" text:continue-numbering="true">
        <text:list-item>
          <text:p text:style-name="P3">Core<text:s/>gameplay loop</text:p>
        </text:list-item>
      </text:list>
      <text:p text:style-name="ListParagraph"/>
      <text:p text:style-name="ListParagraph">It’s a digital pet-like application that is meant mostly as a gag. The main idea is to have small interactions that will make the girlfriend love the user more. The love will be measured with an affection bar. Once the affection bar is filled up, the user will gain a level, which in turn will<text:s/>grant<text:s/>new interactions with<text:s/>the<text:s/>girlfriend.</text:p>
      <text:p text:style-name="ListParagraph"/>
      <text:list text:style-name="LFO1" text:continue-numbering="true">
        <text:list-item>
          <text:p text:style-name="P4">Functionalities</text:p>
        </text:list-item>
      </text:list>
      <text:p text:style-name="ListParagraph"/>
      <text:p text:style-name="ListParagraph">The player will be able to pick different interactions with the girlfriend, such as:</text:p>
      <text:p text:style-name="ListParagraph">-Eating</text:p>
      <text:p text:style-name="ListParagraph">-Listening to music</text:p>
      <text:p text:style-name="ListParagraph">-Watching a movie</text:p>
      <text:p text:style-name="ListParagraph">-Playing cards</text:p>
      <text:p text:style-name="ListParagraph">-Renaming girlfriend</text:p>
      <text:p text:style-name="ListParagraph">-Tucking girlfriend to bed</text:p>
      <text:p text:style-name="ListParagraph">-etc.</text:p>
      <text:p text:style-name="ListParagraph"/>
      <text:list text:style-name="LFO1" text:continue-numbering="true">
        <text:list-item>
          <text:p text:style-name="P5">Art vision</text:p>
        </text:list-item>
      </text:list>
      <text:p text:style-name="ListParagraph"/>
      <text:p text:style-name="ListParagraph">2D pixel art.</text:p>
      <text:p text:style-name="ListParagraph"/>
      <text:list text:style-name="LFO1" text:continue-numbering="true">
        <text:list-item>
          <text:p text:style-name="P6">Level design</text:p>
        </text:list-item>
      </text:list>
      <text:p text:style-name="ListParagraph"/>
      <text:p text:style-name="ListParagraph">There are not exactly levels, just more interactions to pick from the more<text:s/>experience the player gains. The girlfriend will be in the middle of the screen, the interaction suggestions on the bottom, and level/need bars(hunger, energy, etc.) on the top.</text:p>
      <text:p text:style-name="ListParagraph"/>
      <text:list text:style-name="LFO1" text:continue-numbering="true">
        <text:list-item>
          <text:p text:style-name="P7">Control system</text:p>
        </text:list-item>
      </text:list>
      <text:p text:style-name="ListParagraph"/>
      <text:p text:style-name="ListParagraph">Smartphone.</text:p>
      <text:p text:style-name="ListParagraph"/>
      <text:list text:style-name="LFO1" text:continue-numbering="true">
        <text:list-item>
          <text:p text:style-name="P8">Graphical interfaces</text:p>
        </text:list-item>
      </text:list>
      <text:p text:style-name="ListParagraph"/>
      <text:p text:style-name="ListParagraph">There will be one menu with four interactions displayed. To show more interactions the user has to press an arrow on either side of the screen.</text:p>
      <text:soft-page-break/>
      <text:list text:style-name="LFO1" text:continue-numbering="true">
        <text:list-item>
          <text:p text:style-name="P9">List of assets (for now)</text:p>
        </text:list-item>
      </text:list>
      <text:p text:style-name="ListParagraph"/>
      <text:p text:style-name="ListParagraph">-7 drawings of the girlfriend</text:p>
      <text:p text:style-name="ListParagraph">-6 interaction buttons</text:p>
      <text:p text:style-name="ListParagraph">-Affection bar</text:p>
      <text:p text:style-name="ListParagraph">-3 need bars</text:p>
      <text:p text:style-name="ListParagraph">-Textured background</text:p>
      <text:p text:style-name="ListParagraph">-Menu for rewriting name</text:p>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nga Siek</meta:initial-creator>
    <dc:creator>Inga Siek</dc:creator>
    <meta:creation-date>2020-03-17T15:59:00Z</meta:creation-date>
    <dc:date>2020-03-17T16:29:00Z</dc:date>
    <meta:template xlink:href="Normal" xlink:type="simple"/>
    <meta:editing-cycles>1</meta:editing-cycles>
    <meta:editing-duration>PT1800S</meta:editing-duration>
    <meta:document-statistic meta:page-count="2" meta:paragraph-count="5" meta:word-count="230" meta:character-count="1373" meta:row-count="19" meta:non-whitespace-character-count="1148"/>
  </office:meta>
</office:document-meta>
</file>